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3.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3cm" svg:height="1.9cm" svg:x="7.6cm" svg:y="1cm">
          <text:p text:style-name="P1">posi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3cm" svg:height="1.9cm" svg:x="1cm" svg:y="5cm">
          <text:p text:style-name="P1">movem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3cm" svg:height="1.9cm" svg:x="6.7cm" svg:y="5cm">
          <text:p text:style-name="P1">sprite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3cm" svg:height="1.9cm" svg:x="15cm" svg:y="1cm">
          <text:p text:style-name="P1">direc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3cm" svg:height="1.9cm" svg:x="13.3cm" svg:y="9cm">
          <text:p text:style-name="P1">collisions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3cm" svg:height="1.9cm" svg:x="15.4cm" svg:y="5cm">
          <text:p text:style-name="P1">sha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3cm" svg:height="1.9cm" svg:x="3.8cm" svg:y="15.8cm">
          <text:p text:style-name="P1">or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3cm" svg:height="1.9cm" svg:x="13.1cm" svg:y="13cm">
          <text:p text:style-name="P1">bod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cm" svg:height="1.9cm" svg:x="7.6cm" svg:y="21.4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cm" svg:height="1.9cm" svg:x="13.9cm" svg:y="16.5cm">
          <text:p text:style-name="P1">posi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cm" svg:height="1.9cm" svg:x="14.6cm" svg:y="19.3cm">
          <text:p text:style-name="P1">posi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3cm" svg:height="1.9cm" svg:x="22.8cm" svg:y="5cm">
          <text:p text:style-name="P1">rotatio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9.75cm" svg:y1="2.9cm" svg:x2="3.15cm" svg:y2="5cm" draw:start-shape="id1" draw:start-glue-point="2" draw:end-shape="id2" draw:end-glue-point="0" svg:d="M9750 2900c0 1575-6600 525-6600 2100" svg:viewBox="0 0 6601 2101">
          <text:p/>
        </draw:connector>
        <draw:connector draw:style-name="gr2" draw:text-style-name="P2" draw:layer="layout" draw:type="curve" svg:x1="9.75cm" svg:y1="2.9cm" svg:x2="8.85cm" svg:y2="5cm" draw:start-shape="id1" draw:start-glue-point="2" draw:end-shape="id3" draw:end-glue-point="0" svg:d="M9750 2900c0 1575-900 525-900 2100" svg:viewBox="0 0 901 2101">
          <text:p/>
        </draw:connector>
        <draw:connector draw:style-name="gr2" draw:text-style-name="P2" draw:layer="layout" draw:type="curve" svg:x1="9.75cm" svg:y1="2.9cm" svg:x2="15.4cm" svg:y2="5.95cm" draw:start-shape="id1" draw:start-glue-point="2" draw:end-shape="id4" draw:end-glue-point="3" svg:d="M9750 2900c0 2034 1883 3050 5650 3050" svg:viewBox="0 0 5651 3051">
          <text:p/>
        </draw:connector>
        <draw:connector draw:style-name="gr2" draw:text-style-name="P2" draw:layer="layout" draw:type="curve" svg:x1="17.15cm" svg:y1="2.9cm" svg:x2="24.95cm" svg:y2="5cm" draw:start-shape="id5" draw:start-glue-point="2" draw:end-shape="id6" draw:end-glue-point="0" svg:d="M17150 2900c0 1575 7800 525 7800 2100" svg:viewBox="0 0 7801 2101">
          <text:p/>
        </draw:connector>
        <draw:connector draw:style-name="gr2" draw:text-style-name="P2" draw:layer="layout" draw:type="curve" svg:x1="17.55cm" svg:y1="6.9cm" svg:x2="15.45cm" svg:y2="9cm" draw:start-shape="id4" draw:start-glue-point="2" draw:end-shape="id7" draw:end-glue-point="0" svg:d="M17550 6900c0 1575-2100 525-2100 2100" svg:viewBox="0 0 2101 2101">
          <text:p/>
        </draw:connector>
        <draw:connector draw:style-name="gr2" draw:text-style-name="P2" draw:layer="layout" draw:type="curve" svg:x1="15.45cm" svg:y1="10.9cm" svg:x2="15.25cm" svg:y2="13cm" draw:start-shape="id7" draw:start-glue-point="2" draw:end-shape="id8" draw:end-glue-point="0" svg:d="M15450 10900c0 1575-200 525-200 2100" svg:viewBox="0 0 201 2101">
          <text:p/>
        </draw:connector>
        <draw:connector draw:style-name="gr2" draw:text-style-name="P2" draw:layer="layout" draw:type="curve" svg:x1="17.15cm" svg:y1="2.9cm" svg:x2="11cm" svg:y2="5.95cm" draw:start-shape="id5" draw:start-glue-point="2" draw:end-shape="id3" draw:end-glue-point="1" svg:d="M17150 2900c0 2034-2050 3050-6150 3050" svg:viewBox="0 0 6151 3051">
          <text:p/>
        </draw:connector>
        <draw:connector draw:style-name="gr2" draw:text-style-name="P2" draw:layer="layout" draw:type="curve" svg:x1="17.15cm" svg:y1="2.9cm" svg:x2="17.55cm" svg:y2="5cm" draw:start-shape="id5" draw:start-glue-point="2" draw:end-shape="id4" draw:end-glue-point="0" svg:d="M17150 2900c0 1575 400 525 400 2100" svg:viewBox="0 0 401 2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5T10:42:03.874000000</meta:creation-date>
    <dc:date>2018-03-15T15:23:33.093000000</dc:date>
    <meta:editing-duration>PT2H30M34S</meta:editing-duration>
    <meta:editing-cycles>1</meta:editing-cycles>
    <meta:document-statistic meta:object-count="20"/>
    <meta:generator>LibreOffice/5.2.3.3$Windows_x86 LibreOffice_project/d54a8868f08a7b39642414cf2c8ef2f228f780cf</meta:generator>
  </office:meta>
</office:document-meta>
</file>